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2000000326F0B93BD106211E5.tif" manifest:media-type="image/tiff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1.323cm" svg:height="1.323cm" draw:z-index="0"><draw:image xlink:href="Pictures/1000000100000032000000326F0B93BD106211E5.tif" xlink:type="simple" xlink:show="embed" xlink:actuate="onLoad" draw:mime-type="image/tiff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0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21:29:02.193000000</meta:creation-date>
    <dc:date>2023-03-29T21:29:20.380000000</dc:date>
    <meta:editing-duration>PT18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7.5.2.2$Windows_X86_64 LibreOffice_project/53bb9681a964705cf672590721dbc85eb4d0c3a2</meta:generator>
  </office:meta>
</office:document-meta>
</file>